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pitch="variable"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3" style:family="paragraph" style:parent-style-name="Heading">
      <style:paragraph-properties fo:text-align="center" style:justify-single-word="false"/>
    </style:style>
    <style:style style:name="P4" style:family="paragraph" style:parent-style-name="Text_20_body">
      <style:paragraph-properties fo:text-align="start" style:justify-single-word="false"/>
      <style:text-properties fo:font-size="12pt" style:text-underline-style="none" fo:font-weight="bold" style:font-size-asian="10.5pt" style:font-weight-asian="bold" style:font-size-complex="12pt" style:font-weight-complex="bold"/>
    </style:style>
    <style:style style:name="P5" style:family="paragraph" style:parent-style-name="Text_20_body" style:list-style-name="L1">
      <style:paragraph-properties fo:text-align="start" style:justify-single-word="false"/>
      <style:text-properties fo:font-size="12pt" style:text-underline-style="none" fo:font-weight="bold" style:font-size-asian="10.5pt" style:font-weight-asian="bold" style:font-size-complex="12pt" style:font-weight-complex="bold"/>
    </style:style>
    <style:style style:name="P6" style:family="paragraph" style:parent-style-name="Text_20_body" style:list-style-name="L1">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STALACIÓN DE JASPER REPORTS PARA ABANQ</text:p>
      <text:p text:style-name="P1"/>
      <text:p text:style-name="P2">Para la utilización de Jasper Reports dentro del entorno de AbanQ, Gestiweb ha ideado un sistema que combina el uso de IReport (el generador de informes de Jasper Reports) y el ERP AbanQ para dotar a este último de un verdadero sistema intuitivo de informes.</text:p>
      <text:p text:style-name="P2">El sistema está basado en Python y Java, por lo que hay que tenerlos instalados.</text:p>
      <text:p text:style-name="P2">Todo lo necesario para la instalación y configuración está en el paquete jasper_abanq.tar.gz situado desarrollo/AbanQ/jasper_abanq/ dentro del servidor de datos de KLO.</text:p>
      <text:p text:style-name="P2">Dentro del paquete hay un fichero LEEME que explica lo que son los diferentes subdirectorios, por lo que no me voy a explayar en hacerlo aquí. Supondremos que se ha descomprimido el paquete y se ha leído el fichero LEEME.</text:p>
      <text:p text:style-name="P2">Paso a enumerar los pasos para la instalación:</text:p>
      <text:list xml:id="list700397100" text:style-name="L1">
        <text:list-item>
          <text:p text:style-name="P5">Preparación del sistema:</text:p>
          <text:list>
            <text:list-item>
              <text:p text:style-name="P6">Instalar el paquete python-pgsql así: sudo apt-get install python-pgsql</text:p>
            </text:list-item>
            <text:list-item>
              <text:p text:style-name="P6">Instalar el openjdk así (puede cambiar la versión): sudo apt-get install openjdk-6-jdk</text:p>
            </text:list-item>
            <text:list-item>
              <text:p text:style-name="P6">Instalar el paquete ant, así: sudo apt-get install ant</text:p>
            </text:list-item>
          </text:list>
        </text:list-item>
        <text:list-item>
          <text:p text:style-name="P5">Preparación del entorno Jasper Reports y el demonio python:</text:p>
          <text:list>
            <text:list-item>
              <text:p text:style-name="P6">Descomprimir el paquete jasperreports-3.7.1-project.tar.gz (la versión puede cambiar) y ponerlo dentro del directorio /opt/ de forma que quede /opt/jasperreports-3.7.1/</text:p>
            </text:list-item>
            <text:list-item>
              <text:p text:style-name="P6">Crear el subdirectorio fonts en el de jasperreports así: sudo mkdir /opt/jasperreports-3.7.1/fonts</text:p>
            </text:list-item>
            <text:list-item>
              <text:p text:style-name="P6">Copiar las fuentes que queramos usar para los informes. Eso se hace simplemente copiando las fuentes. Por ejemplo desde /usr/share/fonts/truetype así: sudo cp -R /usr/share/fonts/truetype/* /opt/jasperreports-3.7.1/fonts/ (yo he puesto las de WinXP que tengo en un paquete)</text:p>
            </text:list-item>
            <text:list-item>
              <text:p text:style-name="P6">Copiar la librería Java de acceso a Postgres. Viene con IReport y la podemos copiar así (suponiendo que IReport está instalado en mi home): sudo cp /home/manolo/ireport/iReport-3.7.1/ide10/modules/ext/postgresql-8.3-603.jdbc3.jar /opt/jasperreports-3.7.1/lib/</text:p>
            </text:list-item>
            <text:list-item>
              <text:p text:style-name="P6">Asignar el subdirectorio /opt/jasperreports-3.7.1/ al grupo que lo usará. En este caso se los daremos al grupo users que es el grupo al que adjudicaremos el directorio. Lo haremos así: sudo chgrp -hR users /opt/jasperreports-3.7.1</text:p>
            </text:list-item>
            <text:list-item>
              <text:p text:style-name="P6">Dar permisos al grupo: sudo chmod -R g+rwx /opt/jasperreports-3.7.1</text:p>
            </text:list-item>
            <text:list-item>
              <text:p text:style-name="P6">Crear un enlace dinámico así: sudo ln -s /opt/jasperreports-3.7.1 /opt/jasperreports</text:p>
            </text:list-item>
            <text:list-item>
              <text:p text:style-name="P6">Copiar el directorio ./jasper_abanq/jasper/pyjrptd dentro del directorio /opt, así: sudo cp -R ./pyjrptd /opt/</text:p>
            </text:list-item>
            <text:list-item>
              <text:p text:style-name="P6">Asignamos el grupo: chgrp -hR users /opt/pyjrptd</text:p>
            </text:list-item>
            <text:list-item>
              <text:p text:style-name="P6">Damos permisos: sudo chmod -R g+rwx /opt/pyjrptd</text:p>
            </text:list-item>
            <text:list-item>
              <text:p text:style-name="P6">Crear el directorio para el servidor de impresión, así: sudo mkdir /var/shared_folder/informes_abanq</text:p>
            </text:list-item>
            <text:list-item>
              <text:p text:style-name="P6">Asignamos el grupo: chgrp -hR users /var/shared_folder/informes_abanq</text:p>
            </text:list-item>
            <text:list-item>
              <text:p text:style-name="P6"><text:soft-page-break/>Damos permisos: sudo chmod -R g+rwx /var/shared_folder/informes_abanq</text:p>
            </text:list-item>
          </text:list>
        </text:list-item>
        <text:list-item>
          <text:p text:style-name="P5">Instalación:</text:p>
          <text:list>
            <text:list-item>
              <text:p text:style-name="P6">Editar el fichero /opt/pyjrptd/config.ini y poner los parámetros pertinentes en el caso de que haya que modificarlos. El fichero viene configurado según los parámetros dados en este documento, por lo que a priori no hay que adaptarlo.</text:p>
            </text:list-item>
            <text:list-item>
              <text:p text:style-name="P6">Editar el fichero /opt/pyjrptd/jrptguardian.path y adaptarlo para que ponga la ruta donde pongamos el directorio pyjrptd. El fichero ya viene configurado según los parámetros de este documento.</text:p>
            </text:list-item>
            <text:list-item>
              <text:p text:style-name="P6">Abrimos un terminal y nos colocamos en /opt/pyjrptd ejecutar la instalación así: sudo make install</text:p>
            </text:list-item>
            <text:list-item>
              <text:p text:style-name="P6">Puede ser que no deje instalarlo porque te dice que no se encuentra python2.5. Esto es porque en las nuevas versiones de Ubuntu ya está python2.6. Hay que editar el fichero jrptguardian.sh y donde pone python2.5 poner python2.6 o la versión que tengamos actual (actualmente está cambiado a la 2.6 por nosotros).</text:p>
            </text:list-item>
            <text:list-item>
              <text:p text:style-name="P6">Con esto se colocan los ficheros pertinentes en los lugares correspondientes.</text:p>
            </text:list-item>
            <text:list-item>
              <text:p text:style-name="P6">Para arrancar o parar manualmente el demonio se hace así: sudo /etc/init.d/jrptguardian start (arrancar), sudo /etc/init.d/jrptguardian stop (parar), sudo /etc/init.d/jrptguardian restart (reiniciar)</text:p>
            </text:list-item>
            <text:list-item>
              <text:p text:style-name="P6">Se puede ver la actividad del demonio ejecutando el siguiente comando en la consola: tail -f /var/log/jrptguardian.log</text:p>
            </text:list-item>
          </text:list>
        </text:list-item>
        <text:list-item>
          <text:p text:style-name="P5">Notas importantes:</text:p>
          <text:list>
            <text:list-item>
              <text:p text:style-name="P6">Asegurarse de que el paquete openjdk (es un nombre aproximado, según la versión, pero bueno, se trata del JKD) está instalado porque si no, dará error al intentar visualizar el informe porque no encontrará esta librería: /usr/lib/jvm/java-6-openjdk/lib/tools.jar.</text:p>
            </text:list-item>
            <text:list-item>
              <text:p text:style-name="P6">Al intentar visualizar un informe, puede dar un error de tipo (i_clientes2 es un informe de ejemplo que hemos hecho con IReport):</text:p>
            </text:list-item>
          </text:list>
        </text:list-item>
      </text:list>
      <text:p text:style-name="P2">---&gt; i_clientes <text:line-break/>---&gt; Lanzamos el informe 'i_clientes' modelo 'i_clientes2' <text:line-break/>---&gt; argumentos:WHERE=dirclientes.domfacturacion = true <text:line-break/>ORDERBY=clientes.codcliente <text:line-break/><text:line-break/>ERROR:  22P02: la sintaxis de entrada no es válida para integer: «undefined» <text:line-break/>LOCATION:  pg_atoi, numutils.c:64 <text:line-break/><text:line-break/>SELECT estado FROM jrpt_colaimpresion WHERE id = 'undefined' <text:line-break/><text:line-break/>ERROR:  22P02: la sintaxis de entrada no es válida para integer: «undefined» <text:line-break/>LOCATION:  pg_atoi, numutils.c:64 <text:line-break/><text:line-break/>SELECT mensaje FROM jrpt_colaimpresion WHERE id = 'undefined' </text:p>
      <text:p text:style-name="P4">→ Hay que insertar una línea ficticia en la tabla jrpt_colaimpresion de la base de datos. Así:</text:p>
      <text:p text:style-name="P4"><text:span text:style-name="T1">(Aunque en la carpeta </text:span><text:span text:style-name="T2">sql_quitar_error</text:span><text:span text:style-name="T1">, está la secuencia sql para hacerlo desde pgAdmin3)</text:span></text:p>
      <text:p text:style-name="P2">INSERT INTO jrpt_colaimpresion (id,peticion,estado,argumentos) VALUES (0,'klo','estado','argumentos')</text:p>
      <text:p text:style-name="P2"/>
      <text:p text:style-name="P2"><text:soft-page-break/>Con esto ya podremos trabajar con la convinación Jasper Reports y AbanQ.</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Manolo Calomarde</meta:initial-creator>
    <meta:creation-date>2008-12-31T09:11:12</meta:creation-date>
    <dc:creator>manolo </dc:creator>
    <dc:date>2010-09-13T10:57:08</dc:date>
    <meta:editing-cycles>41</meta:editing-cycles>
    <meta:editing-duration>PT06H55M07S</meta:editing-duration>
    <meta:printed-by>Manolo Calomarde</meta:printed-by>
    <meta:print-date>2010-04-22T13:30:24</meta:print-date>
    <meta:document-statistic meta:table-count="0" meta:image-count="0" meta:object-count="0" meta:page-count="3" meta:paragraph-count="40" meta:word-count="765" meta:character-count="5285"/>
    <meta:user-defined meta:name="Información 1"/>
    <meta:user-defined meta:name="Información 2"/>
    <meta:user-defined meta:name="Información 3"/>
    <meta:user-defined meta:name="Información 4"/>
  </office:meta>
</office:document-meta>
</file>